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79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paragraph-rsid="0003101e" style:text-blinking="false" fo:background-color="transparent"/>
    </style:style>
    <style:style style:name="P3" style:family="paragraph" style:parent-style-name="Text_20_body">
      <style:text-properties officeooo:rsid="0003101e" officeooo:paragraph-rsid="0003101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paragraph-rsid="0003101e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03101e" officeooo:paragraph-rsid="0003101e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officeooo:paragraph-rsid="0003101e"/>
    </style:style>
    <style:style style:name="P7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officeooo:paragraph-rsid="0003101e"/>
    </style:style>
    <style:style style:name="P8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officeooo:rsid="0003101e" officeooo:paragraph-rsid="0003101e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03101e" style:text-blinking="false" fo:background-color="transparent" loext:char-shading-value="0"/>
    </style:style>
    <style:style style:name="T5" style:family="text">
      <style:text-properties officeooo:rsid="000310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d9556f1-7fff-dd9c-c406-cd0ea44e87d7"/><text:span text:style-name="T1">    </text:span><text:span text:style-name="T2">papá se muere</text:span></text:p>
      <text:p text:style-name="Text_20_body"/>
      <text:p text:style-name="P3">IMG1</text:p>
      <text:p text:style-name="P2">Papá se muere y yo no sé <text:span text:style-name="T5">cómo</text:span> ha<text:span text:style-name="T5">blar con él</text:span></text:p>
      <text:p text:style-name="P2"/>
      <text:p text:style-name="P5">IMG2 2<text:line-break/></text:p>
      <text:p text:style-name="P5"><text:tab/>Sin texto (solo zoom)</text:p>
      <text:p text:style-name="P5"/>
      <text:p text:style-name="P5">IMG3</text:p>
      <text:p text:style-name="P2">Entre su cuerpo y el mío hay poco más que una mesa y algunas facturas con membrillo que él ya no puede comer.</text:p>
      <text:p text:style-name="P4"/>
      <text:p text:style-name="P5">IMG 4</text:p>
      <text:p text:style-name="P5"/>
      <text:p text:style-name="P5"><text:tab/>Sin texto (solo zoom)</text:p>
      <text:p text:style-name="P5">IMG 5</text:p>
      <text:p text:style-name="P5"><text:tab/> Papá se muere y nos miramos en el oscuro silencio varonil </text:p>
      <text:p text:style-name="P5">IMG 6</text:p>
      <text:p text:style-name="P5"><text:tab/>(primero sin nada, luego aparece:)</text:p>
      <text:p text:style-name="P5"><text:tab/>Los dos esperamos una reacción que nos quite lo puesto.</text:p>
      <text:p text:style-name="P5">IMG 7</text:p>
      <text:p text:style-name="P5"><text:tab/> Digo algo, sin mucho sentido, sobre un partido que nadie vio</text:p>
      <text:p text:style-name="P5">IMG 8 </text:p>
      <text:p text:style-name="P5"><text:tab/> hace años abandonamos los puertos de intercambio y, en nuestras islas verticales, somos el solitario absoluto</text:p>
      <text:p text:style-name="P5"/>
      <text:p text:style-name="P5">NEGRO</text:p>
      <text:p text:style-name="P5"/>
      <text:p text:style-name="P5">IMG 9</text:p>
      <text:p text:style-name="P5">Papá se muere y pienso en comienzos alternativos: una frase hecha, un refrán, un aforismo.</text:p>
      <text:p text:style-name="P5"><text:soft-page-break/>IMG 10</text:p>
      <text:p text:style-name="P5"><text:tab/> quiero saber de su vida para, tal vez así, poder tapar los pozos de la ruta mental</text:p>
      <text:p text:style-name="P5">IMG 11 </text:p>
      <text:p text:style-name="P5"><text:tab/>Sin texto, solo zoom</text:p>
      <text:p text:style-name="P6"><text:span text:style-name="T4">IMG 12</text:span></text:p>
      <text:p text:style-name="P7"><text:span text:style-name="T1">    </text:span><text:span text:style-name="T3">Papá se muere y no sé qué hacer para hablar con él. </text:span></text:p>
      <text:p text:style-name="P8"><text:span text:style-name="T3"/></text:p>
      <text:p text:style-name="P8"><text:span text:style-name="T3">IMG 13</text:span></text:p>
      <text:p text:style-name="P7"><text:span text:style-name="T3"><text:tab/>Miro su cara, busco una sugerencia. </text:span></text:p>
      <text:p text:style-name="P7"><text:span text:style-name="T3"/></text:p>
      <text:p text:style-name="P8"><text:span text:style-name="T3">IMG 14</text:span></text:p>
      <text:p text:style-name="P7"><text:span text:style-name="T3"><text:tab/>Ahora siento algo que quema, </text:span><text:span text:style-name="T4">algo que arde,</text:span><text:span text:style-name="T3"> algo urgente. Ç</text:span></text:p>
      <text:p text:style-name="P8"><text:span text:style-name="T3">IMG 15</text:span></text:p>
      <text:p text:style-name="P7"><text:span text:style-name="T3"><text:tab/>Siento cómo el aire entre nosotros se vuelve más espeso, </text:span></text:p>
      <text:p text:style-name="P8"><text:span text:style-name="T3">IMG 16</text:span></text:p>
      <text:p text:style-name="P7"><text:span text:style-name="T3"><text:tab/>casi que puedo tocarlo. <text:s/></text:span></text:p>
      <text:p text:style-name="P8"><text:span text:style-name="T3">IMG 17</text:span></text:p>
      <text:p text:style-name="P7"><text:span text:style-name="T4"><text:tab/></text:span><text:span text:style-name="T3">Siento que podría abrirme paso a los golpes, derribar el espacio que nos separa. 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Papá se muere y yo tengo ganas de patear una cabeza. Sin cuerpo, solo una cabeza. Quiero tomarla, besarla, acariciarla, ponerla sobre la mía y darle un cuerpo que contenga sus gritos. Pasaremos meses hermosos, la cabeza y yo. Reiremos, controlaremos, beberemos y, cuando llegue el año nuevo, la dejaré nuevamente en su sitio hasta que aparezca alguien más que la pate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45:08.349161942</meta:creation-date>
    <dc:date>2020-08-04T20:59:44.689190483</dc:date>
    <meta:editing-duration>PT21H46M42S</meta:editing-duration>
    <meta:editing-cycles>2</meta:editing-cycles>
    <meta:generator>LibreOffice/6.2.4.2$MacOSX_X86_64 LibreOffice_project/2412653d852ce75f65fbfa83fb7e7b669a126d64</meta:generator>
    <meta:document-statistic meta:table-count="0" meta:image-count="0" meta:object-count="0" meta:page-count="2" meta:paragraph-count="38" meta:word-count="286" meta:character-count="1520" meta:non-whitespace-character-count="1236"/>
  </office:meta>
</office:document-meta>
</file>